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ourier" svg:font-family="courier, monospace"/>
    <style:font-face style:name="sans-serif" svg:font-family="sans-serif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 fo:padding-left="0cm" fo:padding-right="0cm" fo:padding-top="0cm" fo:padding-bottom="0.049cm" fo:border-left="none" fo:border-right="none" fo:border-top="none" fo:border-bottom="0.06pt solid #cccccc"/>
    </style:style>
    <style:style style:name="P2" style:family="paragraph" style:parent-style-name="Heading_20_2">
      <style:paragraph-properties fo:text-align="justify" style:justify-single-word="false" fo:orphans="2" fo:widows="2" fo:padding-left="0cm" fo:padding-right="0cm" fo:padding-top="0cm" fo:padding-bottom="0.053cm" fo:border-left="none" fo:border-right="none" fo:border-top="none" fo:border-bottom="0.06pt solid #cccccc"/>
      <style:text-properties fo:font-variant="normal" fo:text-transform="none" fo:color="#333333" loext:opacity="100%" style:font-name="sans-serif" fo:font-size="14pt" fo:letter-spacing="normal" fo:language="pt" fo:country="BR" fo:font-style="normal" fo:font-weight="bold"/>
    </style:style>
    <style:style style:name="P3" style:family="paragraph" style:parent-style-name="Horizontal_20_Line">
      <style:paragraph-properties fo:text-align="justify" style:justify-single-word="false" fo:orphans="2" fo:widows="2"/>
    </style:style>
    <style:style style:name="P4" style:family="paragraph" style:parent-style-name="Preformatted_20_Text" style:list-style-name="L1">
      <loext:graphic-properties draw:fill="solid" draw:fill-color="#f0f0f0" draw:opacity="100%"/>
      <style:paragraph-properties fo:text-align="justify" style:justify-single-word="false" fo:orphans="2" fo:widows="2" fo:background-color="#f0f0f0"/>
      <style:text-properties fo:font-variant="normal" fo:text-transform="none" fo:color="#333333" loext:opacity="100%" fo:letter-spacing="normal"/>
    </style:style>
    <style:style style:name="P5" style:family="paragraph" style:parent-style-name="Preformatted_20_Text" style:list-style-name="L1">
      <loext:graphic-properties draw:fill="solid" draw:fill-color="#f0f0f0" draw:opacity="100%"/>
      <style:paragraph-properties fo:margin-top="0cm" fo:margin-bottom="0.499cm" style:contextual-spacing="false" fo:text-align="justify" style:justify-single-word="false" fo:orphans="2" fo:widows="2" fo:background-color="#f0f0f0"/>
      <style:text-properties fo:font-variant="normal" fo:text-transform="none" fo:color="#333333" loext:opacity="100%" fo:letter-spacing="normal"/>
    </style:style>
    <style:style style:name="P6" style:family="paragraph" style:parent-style-name="Preformatted_20_Text" style:list-style-name="L1">
      <loext:graphic-properties draw:fill="solid" draw:fill-color="#f0f0f0" draw:opacity="100%"/>
      <style:paragraph-properties fo:text-align="justify" style:justify-single-word="false" fo:orphans="2" fo:widows="2" fo:background-color="#f0f0f0"/>
      <style:text-properties fo:font-variant="normal" fo:text-transform="none" fo:color="#333333" loext:opacity="100%" style:font-name="courier" fo:font-size="9pt" fo:letter-spacing="normal" fo:language="pt" fo:country="BR" fo:font-style="normal" fo:font-weight="normal"/>
    </style:style>
    <style:style style:name="P7" style:family="paragraph" style:parent-style-name="Preformatted_20_Text" style:list-style-name="L1">
      <loext:graphic-properties draw:fill="solid" draw:fill-color="#f0f0f0" draw:opacity="100%"/>
      <style:paragraph-properties fo:margin-top="0cm" fo:margin-bottom="0.499cm" style:contextual-spacing="false" fo:text-align="justify" style:justify-single-word="false" fo:orphans="2" fo:widows="2" fo:background-color="#f0f0f0"/>
      <style:text-properties fo:font-variant="normal" fo:text-transform="none" fo:color="#333333" loext:opacity="100%" style:font-name="courier" fo:font-size="9pt" fo:letter-spacing="normal" fo:language="pt" fo:country="BR" fo:font-style="normal" fo:font-weight="normal"/>
    </style:style>
    <style:style style:name="P8" style:family="paragraph" style:parent-style-name="Standard">
      <style:text-properties fo:font-size="8pt" style:font-size-asian="7pt" style:font-size-complex="8pt"/>
    </style:style>
    <style:style style:name="P9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333333" loext:opacity="100%" style:font-name="sans-serif" fo:font-size="9pt" fo:letter-spacing="normal" fo:language="pt" fo:country="BR" fo:font-style="normal" fo:font-weight="normal"/>
    </style:style>
    <style:style style:name="P10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color="#333333" loext:opacity="100%" style:font-name="sans-serif" fo:font-size="9pt" fo:letter-spacing="normal" fo:language="pt" fo:country="BR" fo:font-style="normal" fo:font-weight="normal"/>
    </style:style>
    <style:style style:name="P1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12" style:family="paragraph" style:parent-style-name="Text_20_body">
      <style:paragraph-properties fo:text-align="justify" style:justify-single-word="false" fo:orphans="2" fo:widows="2"/>
    </style:style>
    <style:style style:name="P13" style:family="paragraph" style:parent-style-name="Text_20_body" style:list-style-name="L1">
      <style:paragraph-properties fo:text-align="justify" style:justify-single-word="false" fo:orphans="2" fo:widows="2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sans-serif" fo:font-size="18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333333" loext:opacity="100%" style:font-name="sans-serif" fo:font-size="9pt" fo:letter-spacing="normal" fo:language="pt" fo:country="BR" fo:font-style="normal" fo:font-weight="normal"/>
    </style:style>
    <style:style style:name="T3" style:family="text">
      <style:text-properties style:font-name="courier" fo:font-size="9pt" fo:language="pt" fo:country="BR" fo:font-style="normal" fo:font-weight="normal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bullet text:level="2" text:style-name="Bullet_20_Symbols" loext:num-list-format="%2%." style:num-suffix="." text:bullet-char="•">
        <style:list-level-properties text:space-before="1.886cm" text:min-label-width="0.635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pagelocation"/><text:a xlink:type="simple" xlink:href="https://wiki.python.org.br/ExerciciosFuncoes?action=fullsearch&amp;context=180&amp;value=linkto%3A%22ExerciciosFuncoes%22" text:style-name="Internet_20_link" text:visited-style-name="Visited_20_Internet_20_Link"><text:span text:style-name="T1">ExerciciosFuncoes</text:span></text:a></text:h>
      <text:section text:style-name="Sect1" text:name="content">
        <text:p text:style-name="P11"><text:bookmark text:name="top"/><text:bookmark text:name="line-1"/><text:span text:style-name="T2">Voltar para a </text:span><text:a xlink:type="simple" xlink:href="https://wiki.python.org.br/ListaDeExercicios" text:style-name="Internet_20_link" text:visited-style-name="Visited_20_Internet_20_Link">ListaDeExercicios</text:a><text:bookmark text:name="line-2"/></text:p>
        <text:p text:style-name="P3"/>
        <text:h text:style-name="P2" text:outline-level="2"><text:bookmark text:name="line-3"/><text:bookmark text:name="line-4"/><text:bookmark text:name="Exerc.2BAO0-cios_com_Fun.2BAOcA9Q-es"/>Exercícios com Funções</text:h>
        <text:p text:style-name="P12"><text:bookmark text:name="line-5"/><text:bookmark text:name="line-6"/><text:span text:style-name="T2">Veja também a página com as soluções propostas pela comunidade em </text:span><text:a xlink:type="simple" xlink:href="https://wiki.python.org.br/ExerciciosFuncoesSolucoes" text:style-name="Internet_20_link" text:visited-style-name="Visited_20_Internet_20_Link">ExerciciosFuncoesSolucoes</text:a><text:bookmark text:name="line-7"/><text:bookmark text:name="line-8"/></text:p>
        <text:list xml:id="list3903238728" text:style-name="L1">
          <text:list-item>
            <text:p text:style-name="P9">Faça um programa para imprimir:<text:bookmark text:name="line-9"/></text:p>
            <text:list>
              <text:list-item>
                <text:p text:style-name="P4"><text:bookmark text:name="line-10"/><text:bookmark text:name="line-12"/><text:bookmark text:name="line-13"/><text:bookmark text:name="line-14"/><text:bookmark text:name="line-15"/><text:bookmark text:name="line-11"/><text:s text:c="4"/><text:span text:style-name="T3">1</text:span></text:p>
                <text:p text:style-name="P4"><text:bookmark text:name="line-21"/><text:s text:c="4"/><text:span text:style-name="T3">2 <text:s text:c="2"/>2</text:span></text:p>
                <text:p text:style-name="P4"><text:bookmark text:name="line-31"/><text:s text:c="4"/><text:span text:style-name="T3">3 <text:s text:c="2"/>3 <text:s text:c="2"/>3</text:span></text:p>
                <text:p text:style-name="P4"><text:bookmark text:name="line-41"/><text:s text:c="4"/><text:span text:style-name="T3">.....</text:span></text:p>
                <text:p text:style-name="P5"><text:bookmark text:name="line-51"/><text:s text:c="4"/><text:span text:style-name="T3">n <text:s text:c="2"/>n <text:s text:c="2"/>n <text:s text:c="2"/>n <text:s text:c="2"/>n <text:s text:c="2"/>n <text:s/>... n</text:span></text:p>
                <text:p text:style-name="P13"><text:bookmark text:name="line-16"/><text:span text:style-name="T2">para um </text:span><text:span text:style-name="Strong_20_Emphasis"><text:span text:style-name="T2">n</text:span></text:span><text:span text:style-name="T2"> informado pelo usuário. Use uma função que receba um valor </text:span><text:span text:style-name="Strong_20_Emphasis"><text:span text:style-name="T2">n</text:span></text:span><text:span text:style-name="T2"> inteiro e imprima até a n-ésima linha.</text:span><text:bookmark text:name="line-17"/><text:bookmark text:name="line-18"/></text:p>
              </text:list-item>
            </text:list>
          </text:list-item>
          <text:list-item>
            <text:p text:style-name="P9">Faça um programa para imprimir:<text:bookmark text:name="line-19"/></text:p>
            <text:list>
              <text:list-item>
                <text:p text:style-name="P4"><text:bookmark text:name="line-20"/><text:bookmark text:name="line-211"/><text:bookmark text:name="line-22"/><text:bookmark text:name="line-23"/><text:bookmark text:name="line-24"/><text:bookmark text:name="line-25"/><text:bookmark text:name="line-1-1"/><text:s text:c="4"/><text:span text:style-name="T3">1</text:span></text:p>
                <text:p text:style-name="P4"><text:bookmark text:name="line-2-1"/><text:s text:c="4"/><text:span text:style-name="T3">1 <text:s text:c="2"/>2</text:span></text:p>
                <text:p text:style-name="P4"><text:bookmark text:name="line-3-1"/><text:s text:c="4"/><text:span text:style-name="T3">1 <text:s text:c="2"/>2 <text:s text:c="2"/>3</text:span></text:p>
                <text:p text:style-name="P4"><text:bookmark text:name="line-4-1"/><text:s text:c="4"/><text:span text:style-name="T3">.....</text:span></text:p>
                <text:p text:style-name="P5"><text:bookmark text:name="line-5-1"/><text:s text:c="4"/><text:span text:style-name="T3">1 <text:s text:c="2"/>2 <text:s text:c="2"/>3 <text:s text:c="2"/>... <text:s/>n</text:span></text:p>
                <text:p text:style-name="P13"><text:bookmark text:name="line-26"/><text:span text:style-name="T2">para um </text:span><text:span text:style-name="Strong_20_Emphasis"><text:span text:style-name="T2">n</text:span></text:span><text:span text:style-name="T2"> informado pelo usuário. Use uma função que receba um valor </text:span><text:span text:style-name="Strong_20_Emphasis"><text:span text:style-name="T2">n</text:span></text:span><text:span text:style-name="T2"> inteiro imprima até a n-ésima linha.</text:span><text:bookmark text:name="line-27"/><text:bookmark text:name="line-28"/></text:p>
              </text:list-item>
            </text:list>
          </text:list-item>
          <text:list-item>
            <text:p text:style-name="P9">Faça um programa, com uma função que necessite de três argumentos, e que forneça a soma desses três argumentos.<text:bookmark text:name="line-29"/><text:bookmark text:name="line-30"/></text:p>
          </text:list-item>
          <text:list-item>
            <text:p text:style-name="P9">Faça um programa, com uma função que necessite de um argumento. A função retorna o valor de caractere ‘P’, se seu argumento for positivo, e ‘N’, se seu argumento for zero ou negativo.<text:bookmark text:name="line-311"/><text:bookmark text:name="line-32"/></text:p>
          </text:list-item>
          <text:list-item>
            <text:p text:style-name="P9">Faça um programa com uma função chamada somaImposto. A função possui dois parâmetros formais: taxaImposto, que é a quantia de imposto sobre vendas expressa em porcentagem e custo, que é o custo de um item antes do imposto. A função “altera” o valor de custo para incluir o imposto sobre vendas.<text:bookmark text:name="line-33"/><text:bookmark text:name="line-34"/></text:p>
          </text:list-item>
          <text:list-item>
            <text:p text:style-name="P9">Faça um programa que converta da notação de 24 horas para a notação de 12 horas. Por exemplo, o programa deve converter 14:25 em 2:25 P.M. A entrada é dada em dois inteiros. Deve haver pelo menos duas funções: uma para fazer a conversão e uma para a saída. Registre a informação A.M./P.M. como um valor ‘A’ para A.M. e ‘P’ para P.M. Assim, a função para efetuar as conversões terá um parâmetro formal para registrar se é A.M. ou P.M. Inclua um loop que permita que o usuário repita esse cálculo para novos valores de entrada todas as vezes que desejar.<text:bookmark text:name="line-35"/><text:bookmark text:name="line-36"/></text:p>
          </text:list-item>
          <text:list-item>
            <text:p text:style-name="P9">Faça um programa que use a função valorPagamento para determinar o valor a ser pago por uma prestação de uma conta. O programa deverá solicitar ao usuário o valor da prestação e o número de dias em atraso e passar estes valores para a função valorPagamento, que calculará o valor a ser pago e devolverá este valor ao programa que a chamou. O programa deverá então exibir o valor a ser pago na tela. Após a execução o programa deverá voltar a pedir outro valor de prestação e assim continuar até que seja informado um valor igual a zero para a prestação. Neste momento o programa deverá ser encerrado, exibindo o relatório do dia, que conterá a quantidade e o valor total de prestações pagas no dia. O cálculo do valor a ser pago é feito da seguinte forma. Para pagamentos sem atraso, cobrar o valor da prestação. Quando houver atraso, cobrar 3% de multa, mais 0,1% de juros por dia de atraso.<text:bookmark text:name="line-37"/><text:bookmark text:name="line-38"/></text:p>
          </text:list-item>
          <text:list-item>
            <text:p text:style-name="P9">Faça uma função que informe a quantidade de dígitos de um determinado número inteiro informado.<text:bookmark text:name="line-39"/><text:bookmark text:name="line-40"/></text:p>
          </text:list-item>
          <text:list-item>
            <text:p text:style-name="P13"><text:span text:style-name="Strong_20_Emphasis"><text:span text:style-name="T2">Reverso do número.</text:span></text:span><text:span text:style-name="T2"> Faça uma função que retorne o reverso de um número inteiro informado. Por exemplo: 127 -&gt; 721.</text:span><text:bookmark text:name="line-411"/><text:bookmark text:name="line-42"/></text:p>
          </text:list-item>
          <text:list-item>
            <text:p text:style-name="P13"><text:span text:style-name="Strong_20_Emphasis"><text:span text:style-name="T2">Jogo de Craps.</text:span></text:span><text:span text:style-name="T2"> Faça um programa de implemente um jogo de Craps. O jogador lança um par de dados, obtendo um valor entre 2 e 12. Se, na primeira jogada, você tirar 7 ou 11, você um "natural" e ganhou. Se você tirar 2, 3 ou 12 na primeira jogada, isto é chamado de "craps" e você perdeu. Se, na primeira jogada, você fez um 4, 5, 6, </text:span><text:soft-page-break/><text:span text:style-name="T2">8, 9 ou 10,este é seu "Ponto". Seu objetivo agora é continuar jogando os dados até tirar este número novamente. Você perde, no entanto, se tirar um 7 antes de tirar este Ponto novamente.</text:span><text:bookmark text:name="line-43"/><text:bookmark text:name="line-44"/></text:p>
          </text:list-item>
          <text:list-item>
            <text:p text:style-name="P13"><text:span text:style-name="Strong_20_Emphasis"><text:span text:style-name="T2">Data com mês por extenso</text:span></text:span><text:span text:style-name="T2">. Construa uma função que receba uma data no formato </text:span><text:span text:style-name="Emphasis"><text:span text:style-name="T2">DD/MM/AAAA</text:span></text:span><text:span text:style-name="T2"> e devolva uma string no formato </text:span><text:span text:style-name="Emphasis"><text:span text:style-name="T2">D de mesPorExtenso de AAAA</text:span></text:span><text:span text:style-name="T2">. Opcionalmente, valide a data e retorne NULL caso a data seja inválida.</text:span><text:bookmark text:name="line-45"/><text:bookmark text:name="line-46"/></text:p>
          </text:list-item>
          <text:list-item>
            <text:p text:style-name="P13"><text:span text:style-name="Strong_20_Emphasis"><text:span text:style-name="T2">Embaralha palavra</text:span></text:span><text:span text:style-name="T2">. Construa uma função que receba uma string como parâmetro e devolva outra string com os carateres embaralhados. Por exemplo: se função receber a palavra </text:span><text:span text:style-name="Emphasis"><text:span text:style-name="T2">python</text:span></text:span><text:span text:style-name="T2">, pode retornar </text:span><text:span text:style-name="Emphasis"><text:span text:style-name="T2">npthyo</text:span></text:span><text:span text:style-name="T2">, </text:span><text:span text:style-name="Emphasis"><text:span text:style-name="T2">ophtyn</text:span></text:span><text:span text:style-name="T2"> ou qualquer outra combinação possível, de forma aleatória. Padronize em sua função que todos os caracteres serão devolvidos em caixa alta ou caixa baixa, independentemente de como foram digitados.</text:span><text:bookmark text:name="line-47"/><text:bookmark text:name="line-48"/></text:p>
          </text:list-item>
          <text:list-item>
            <text:p text:style-name="P13"><text:span text:style-name="Strong_20_Emphasis"><text:span text:style-name="T2">Desenha moldura</text:span></text:span><text:span text:style-name="T2">. Construa uma função que desenhe um retângulo usando os caracteres ‘+’ , ‘−’ e ‘| ‘. Esta função deve receber dois parâmetros, </text:span><text:span text:style-name="Emphasis"><text:span text:style-name="T2">linhas</text:span></text:span><text:span text:style-name="T2"> e </text:span><text:span text:style-name="Emphasis"><text:span text:style-name="T2">colunas</text:span></text:span><text:span text:style-name="T2">, sendo que o valor por omissão é o valor mínimo igual a 1 e o valor máximo é 20. Se valores fora da faixa forem informados, eles devem ser modificados para valores dentro da faixa de forma elegante.</text:span><text:bookmark text:name="line-49"/><text:bookmark text:name="line-50"/></text:p>
          </text:list-item>
          <text:list-item>
            <text:p text:style-name="P13"><text:span text:style-name="Strong_20_Emphasis"><text:span text:style-name="T2">Quadrado mágico</text:span></text:span><text:span text:style-name="T2">. Um quadrado mágico é aquele dividido em linhas e colunas, com um número em cada posição e no qual a soma das linhas, colunas e diagonais é a mesma. Por exemplo, veja um quadrado mágico de lado 3, com números de 1 a 9:</text:span><text:bookmark text:name="line-511"/><text:bookmark text:name="line-52"/></text:p>
            <text:list>
              <text:list-item>
                <text:p text:style-name="P6"><text:bookmark text:name="line-53"/><text:bookmark text:name="line-54"/><text:bookmark text:name="line-55"/><text:bookmark text:name="line-56"/><text:bookmark text:name="line-1-2"/>8 <text:s/>3 <text:s/>4 </text:p>
                <text:p text:style-name="P6"><text:bookmark text:name="line-2-2"/>1 <text:s/>5 <text:s/>9</text:p>
                <text:p text:style-name="P7"><text:bookmark text:name="line-3-2"/>6 <text:s/>7 <text:s/>2</text:p>
                <text:p text:style-name="P10"><text:bookmark text:name="line-57"/><text:bookmark text:name="line-58"/>Elabore uma função que identifica e mostra na tela todos os quadrados mágicos com as características acima. Dica: produza todas as combinações possíveis e verifique a soma quando completar cada quadrado. Usar um vetor de 1 a 9 parece ser mais simples que usar uma matriz 3x3.</text:p>
              </text:list-item>
            </text:list>
          </text:list-item>
        </text:list>
      </text:section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ourier" svg:font-family="courier, 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14cm" fo:margin-right="0.78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7:33:57.241511638</meta:creation-date>
    <dc:date>2024-05-30T17:34:29.540238462</dc:date>
    <meta:editing-duration>PT33S</meta:editing-duration>
    <meta:editing-cycles>1</meta:editing-cycles>
    <meta:document-statistic meta:table-count="0" meta:image-count="0" meta:object-count="0" meta:page-count="2" meta:paragraph-count="34" meta:word-count="898" meta:character-count="4882" meta:non-whitespace-character-count="3971"/>
    <meta:generator>LibreOffice/7.3.7.2$Linux_X86_64 LibreOffice_project/30$Build-2</meta:generator>
  </office:meta>
</office:document-meta>
</file>